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00"/>
    </style:style>
    <style:style style:name="P20" style:family="paragraph" style:parent-style-name="Preformatted_20_Text">
      <style:text-properties fo:font-style="normal" style:font-style-asian="normal" style:font-style-complex="normal"/>
    </style:style>
    <style:style style:name="P21" style:family="paragraph" style:parent-style-name="Preformatted_20_Text">
      <style:text-properties fo:font-style="normal" fo:font-weight="bold" style:font-style-asian="normal" style:font-weight-asian="bold" style:font-style-complex="normal" style:font-weight-complex="bold"/>
    </style:style>
    <style:style style:name="P22" style:family="paragraph" style:parent-style-name="Contents_20_1">
      <style:paragraph-properties>
        <style:tab-stops>
          <style:tab-stop style:position="6.2673in" style:type="right" style:leader-style="dotted" style:leader-text="."/>
        </style:tab-stops>
      </style:paragraph-properties>
    </style:style>
    <style:style style:name="P23" style:family="paragraph" style:parent-style-name="Contents_20_2">
      <style:paragraph-properties>
        <style:tab-stops>
          <style:tab-stop style:position="6.0673in" style:type="right" style:leader-style="dotted" style:leader-text="."/>
        </style:tab-stops>
      </style:paragraph-properties>
    </style:style>
    <style:style style:name="P24" style:family="paragraph" style:parent-style-name="Standard">
      <style:text-properties fo:font-size="6pt" style:font-size-asian="6pt" style:font-size-complex="6pt"/>
    </style:style>
    <style:style style:name="P25" style:family="paragraph" style:parent-style-name="Standard"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9" style:family="paragraph" style:parent-style-name="Heading_20_3">
      <style:text-properties fo:font-style="normal" style:font-style-asian="normal" style:font-style-complex="normal"/>
    </style:style>
    <style:style style:name="P30" style:family="paragraph" style:parent-style-name="List_20_1_20_End">
      <style:text-properties fo:font-style="normal" fo:font-weight="normal" style:font-style-asian="normal" style:font-weight-asian="normal" style:font-style-complex="normal" style:font-weight-complex="normal"/>
    </style:style>
    <style:style style:name="P31" style:family="paragraph" style:parent-style-name="List_20_1_20_Cont.">
      <style:text-properties fo:font-style="normal" style:font-style-asian="normal" style:font-style-complex="normal"/>
    </style:style>
    <style:style style:name="P32" style:family="paragraph" style:parent-style-name="List_20_1_20_Cont.">
      <style:text-properties fo:font-style="normal" fo:font-weight="normal" style:font-style-asian="normal" style:font-weight-asian="normal" style:font-style-complex="normal" style:font-weight-complex="normal"/>
    </style:style>
    <style:style style:name="P3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34" style:family="paragraph" style:parent-style-name="Table_20_Contents">
      <style:paragraph-properties fo:margin-left="0in" fo:margin-right="0in" fo:text-indent="0in" style:auto-text-indent="false"/>
    </style:style>
    <style:style style:name="P35"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fo:font-style="normal" style:font-style-asian="normal" style:font-style-complex="normal"/>
    </style:style>
    <style:style style:name="T14" style:family="text">
      <style:text-properties fo:color="#7f0055" fo:font-weight="bold" style:font-weight-asian="bold" style:font-weight-complex="bold"/>
    </style:style>
    <style:style style:name="T15" style:family="text">
      <style:text-properties fo:color="#0000c0" fo:font-style="italic" style:font-style-asian="italic" style:font-style-complex="italic"/>
    </style:style>
    <style:style style:name="T16" style:family="text">
      <style:text-properties fo:color="#2a00ff"/>
    </style:style>
    <style:style style:name="T17" style:family="text">
      <style:text-properties fo:color="#0000ff" fo:font-style="italic" style:font-style-asian="italic"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2/01/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8</text:user-defined></text:p>
              </table:table-cell>
            </table:table-row>
          </table:table>
          <text:p text:style-name="Table"/>
        </draw:text-box>
      </draw:frame>
      <text:p text:style-name="P25"/>
      <text:list xml:id="list29526575"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2"><text:s/>0. <text:s/>Document Control<text:tab/>2</text:p>
          <text:p text:style-name="P23"><text:s/>0.1. <text:s/>Table of Contents<text:tab/>2</text:p>
          <text:p text:style-name="P23"><text:s/>0.2. <text:s/>References<text:tab/>2</text:p>
          <text:p text:style-name="P23"><text:s/>0.3. <text:s/>Document History<text:tab/>3</text:p>
          <text:p text:style-name="P23"><text:s/>0.4. <text:s/>Copyright<text:tab/>3</text:p>
          <text:p text:style-name="P22"><text:s/>1. <text:s/>Overview<text:tab/>4</text:p>
          <text:p text:style-name="P23"><text:s/>1.1. <text:s/>Package Overview<text:tab/>4</text:p>
          <text:p text:style-name="P22"><text:s/>2. <text:s/>Package Detail<text:tab/>6</text:p>
          <text:p text:style-name="P23"><text:s/>2.1. <text:s/>vdmj<text:tab/>6</text:p>
          <text:p text:style-name="P23"><text:s/>2.2. <text:s/>vdmj.lex<text:tab/>7</text:p>
          <text:p text:style-name="P23"><text:s/>2.3. <text:s/>vdmj.syntax<text:tab/>10</text:p>
          <text:p text:style-name="P23"><text:s/>2.4. <text:s/>vdmj.ast<text:tab/>12</text:p>
          <text:p text:style-name="P23"><text:s/>2.5. <text:s/>vdmj.types<text:tab/>12</text:p>
          <text:p text:style-name="P23"><text:s/>2.6. <text:s/>vdmj.expressions<text:tab/>14</text:p>
          <text:p text:style-name="P23"><text:s/>2.7. <text:s/>vdmj.statements <text:tab/>16</text:p>
          <text:p text:style-name="P23"><text:s/>2.8. <text:s/>vdmj.patterns<text:tab/>17</text:p>
          <text:p text:style-name="P23"><text:s/>2.9. <text:s/>vdmj.traces<text:tab/>19</text:p>
          <text:p text:style-name="P23"><text:s/>2.10. <text:s/>vdmj.definitions<text:tab/>20</text:p>
          <text:p text:style-name="P23"><text:s/>2.11. <text:s/>vdmj.modules<text:tab/>23</text:p>
          <text:p text:style-name="P23"><text:s/>2.12. <text:s/>vdmj.typechecker<text:tab/>24</text:p>
          <text:p text:style-name="P23"><text:s/>2.13. <text:s/>vdmj.pog<text:tab/>26</text:p>
          <text:p text:style-name="P23"><text:s/>2.14. <text:s/>vdmj.runtime<text:tab/>29</text:p>
          <text:p text:style-name="P23"><text:s/>2.15. <text:s/>vdmj.values<text:tab/>33</text:p>
          <text:p text:style-name="P23"><text:s/>2.16. <text:s/>vdmj.commands<text:tab/>36</text:p>
          <text:p text:style-name="P23"><text:s/>2.17. <text:s/>vdmj.messages<text:tab/>36</text:p>
          <text:p text:style-name="P23"><text:s/>2.18. <text:s/>vdmj.debug<text:tab/>37</text:p>
          <text:p text:style-name="P23"><text:s/>2.19. <text:s/>vdmj.util<text:tab/>40</text:p>
        </text:index-body>
      </text:table-of-content>
      <text:list xml:id="list35700184" text:continue-numbering="true" text:style-name="Outline">
        <text:list-item>
          <text:list>
            <text:list-item>
              <text:h text:style-name="P27" text:outline-level="2">References</text:h>
            </text:list-item>
          </text:list>
        </text:list-item>
      </text:list>
      <text:list xml:id="list2955122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5693636" text:continue-list="list35700184"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3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Table_20_Contents"><text:modification-date style:data-style-name="N37">12/01/10</text:modification-date></text:p>
          </table:table-cell>
          <table:table-cell table:style-name="DocHistory.A1" office:value-type="string">
            <text:p text:style-name="Table_20_Contents">Added section 3.</text:p>
          </table:table-cell>
        </table:table-row>
      </table:table>
      <text:list xml:id="list35714419"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09,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5698334"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5704612"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DM-RT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AST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5701493" text:continue-numbering="true" text:style-name="Outline">
        <text:list-item>
          <text:h text:style-name="Heading_20_1" text:outline-level="1">Package Detail</text:h>
          <text:list>
            <text:list-item>
              <text:h text:style-name="P28"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
      <text:p text:style-name="P14"/>
      <text:p text:style-name="P14">The vdmj package contains the “main” abstract VDMJ class for the suite, plus three concrete subclasses to parse, type check and interpret a specification in the VDM-SL, VDM++ or VDM-RT dialect.</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7">VDM_SL</text:span>;</text:p>
      <text:p text:style-name="Preformatted_20_Text"><text:span text:style-name="T8"><text:tab/>File file = </text:span><text:span text:style-name="T14">new</text:span><text:span text:style-name="T8"> File(args[0]);</text:span></text:p>
      <text:p text:style-name="Preformatted_20_Text"><text:span text:style-name="T8"><text:tab/>LexTokenReader ltr = </text:span><text:span text:style-name="T14">new</text:span><text:span text:style-name="T8"> LexTokenReader(file, Dialect.</text:span><text:span text:style-name="T15">VDM_SL</text:span><text:span text:style-name="T8">);</text:span></text:p>
      <text:p text:style-name="Preformatted_20_Text"><text:span text:style-name="T8"><text:tab/>ModuleReader mr = </text:span><text:span text:style-name="T14">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4">if</text:span><text:span text:style-name="T8"> (mr.getErrorCount() == 0)</text:span></text:p>
      <text:p text:style-name="Preformatted_20_Text"><text:tab/>{</text:p>
      <text:p text:style-name="Preformatted_20_Text"><text:span text:style-name="T8"><text:s text:c="4"/><text:tab/><text:tab/>TypeChecker tc = </text:span><text:span text:style-name="T14">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4">if</text:span><text:span text:style-name="T8"> (TypeChecker.</text:span><text:span text:style-name="T9">getErrorCount</text:span><text:span text:style-name="T8">() == 0)</text:span></text:p>
      <text:p text:style-name="Preformatted_20_Text"><text:s text:c="4"/><text:tab/><text:tab/>{</text:p>
      <text:p text:style-name="P19"><text:s text:c="4"/><text:tab/><text:tab/><text:tab/>ModuleInterpreter interpreter =</text:p>
      <text:p text:style-name="Preformatted_20_Text"><text:span text:style-name="T10"><text:tab/><text:tab/><text:tab/><text:tab/></text:span><text:span text:style-name="T14">new</text:span><text:span text:style-name="T8"> ModuleInterpreter(modules);</text:span></text:p>
      <text:p text:style-name="Preformatted_20_Text"><text:span text:style-name="T8"><text:s text:c="4"/><text:tab/><text:tab/><text:tab/>interpreter.init(</text:span><text:span text:style-name="T14">null</text:span><text:span text:style-name="T8">);</text:span></text:p>
      <text:p text:style-name="P19"><text:s text:c="4"/><text:tab/><text:tab/><text:tab/>CommandReader reader =</text:p>
      <text:p text:style-name="Preformatted_20_Text"><text:span text:style-name="T10"><text:tab/><text:tab/><text:tab/><text:tab/></text:span><text:span text:style-name="T14">new</text:span><text:span text:style-name="T8"> ModuleCommandReader(interpreter, </text:span><text:span text:style-name="T16">"$ "</text:span><text:span text:style-name="T8">);</text:span></text:p>
      <text:p text:style-name="P19"/>
      <text:p text:style-name="Preformatted_20_Text"><text:span text:style-name="T8"><text:s text:c="4"/><text:tab/><text:tab/><text:tab/>List&lt;File&gt; files = </text:span><text:span text:style-name="T14">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text:span><text:span text:style-name="T4">no type check errors), so if VDMJ is invoked with four specification files, and one </text:span><text:span text:style-name="T3">-o </text:span><text:span text:style-name="T4">option, the classes </text:span><text:soft-page-break/><text:span text:style-name="T4">specified by all four files are written to the one output file. Any input file called "*.lib" (rather than the </text:span><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20"/>
      <text:p text:style-name="P21">$ vdmpp -o IO.lib stdlib/IO.vpp</text:p>
      <text:p text:style-name="P20">Parsed 1 class in 0.266 secs. No syntax errors</text:p>
      <text:p text:style-name="P20">Type checked 1 class in 0.015 secs. No type errors</text:p>
      <text:p text:style-name="P20">Saved 1 class to IO.lib in 0.125 secs. </text:p>
      <text:p text:style-name="P20"/>
      <text:p text:style-name="P20"/>
      <text:p text:style-name="P21">$ vdmpp -i hello.vpp IO.lib</text:p>
      <text:p text:style-name="P20">Loaded 1 class from IO.lib in 0.219 secs</text:p>
      <text:p text:style-name="P20">Parsed 1 class in 0.422 secs. No syntax errors</text:p>
      <text:p text:style-name="P20">Type checked 1 class in 0.015 secs. No type errors and 1 warning</text:p>
      <text:p text:style-name="P20">Initialized 2 classes in 0.0 secs. </text:p>
      <text:p text:style-name="P20">Interpreter started</text:p>
      <text:p text:style-name="P21">&gt; p new A().op()</text:p>
      <text:p text:style-name="P20">Hello world!</text:p>
      <text:p text:style-name="P20">= true</text:p>
      <text:p text:style-name="P20">Executed in 0.015 secs.</text:p>
      <text:list xml:id="list35715871"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does appear to be an advantage.</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5714274"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ext:soft-page-break/>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5703328"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5702596"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5703798"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5697036"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5696139"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5706934"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5701874"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5693182"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oft-page-break/><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5698519"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5710544"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text:soft-page-break/>specification.</text:p>
      <text:list xml:id="list35709343"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5693808"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text:soft-page-break/>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5721585"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5710480"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ext:soft-page-break/>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NamedTraceDefinition (see below) is created for each parsed trace definition, and this produces an operation in the class which, when executed, will expand the trace and execute all of the tests in turn, printing the results to the console. Between each test execution the system is initialized (the init method of the ClassInterpreter) and a new base object is created to run the test. 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sequence of statements in the test and returns a list of java.lang.Object, being either the return values from the test steps or error messages, and the last item will always be an instance of a Verdict object, indicating the test outcome.</text:p>
      <text:p text:style-name="Text_20_body">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xt:soft-page-break/>tests is executed, its filtered flag is tested, and such tests are not executed. Note that the stem check includes the value of TraceVariableStatements in the test as well as CallObjectStatements. This means that tests which are superficially the same, but which have different variable values will not match.</text:p>
      <text:list xml:id="list35692937"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5712015"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ext:soft-page-break/>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29532665"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text:soft-page-break/>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2.12) checks whether the definitions in the system class meet the VDM-RT restrictions. An init method is called during system initialization and creates the necessary CPU and BUS objects from the system definition. Lastly, the newInstance method is overridden, since it is not legal to create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text:span text:style-name="T14">private</text:span><text:span text:style-name="T8"> </text:span><text:span text:style-name="T14">static</text:span><text:span text:style-name="T8"> String </text:span><text:span text:style-name="T15">defs</text:span><text:span text:style-name="T8"> =</text:span></text:p>
      <text:p text:style-name="Preformatted_20_Text"><text:span text:style-name="T8"><text:tab/></text:span><text:span text:style-name="T16">"operations "</text:span><text:span text:style-name="T8"> +</text:span></text:p>
      <text:p text:style-name="Preformatted_20_Text"><text:span text:style-name="T8"><text:tab/></text:span><text:span text:style-name="T16">"public BUS:(&lt;FCFS&gt;|&lt;CSMACD&gt;) * real * set of CPU ==&gt; BUS "</text:span><text:span text:style-name="T8"> +</text:span></text:p>
      <text:p text:style-name="Preformatted_20_Text"><text:span text:style-name="T8"><text:tab/></text:span><text:span text:style-name="T16">"<text:tab/>BUS(policy, speed, cpus) == is not yet specified;"</text:span><text:span text:style-name="T8">;</text:span></text:p>
      <text:p text:style-name="Preformatted_20_Text"/>
      <text:p text:style-name="Preformatted_20_Text"><text:span text:style-name="T14">private</text:span><text:span text:style-name="T8"> </text:span><text:span text:style-name="T14">static</text:span><text:span text:style-name="T8"> DefinitionList operationDefs()</text:span></text:p>
      <text:p text:style-name="Preformatted_20_Text"><text:soft-page-break/><text:span text:style-name="T8"><text:tab/></text:span><text:span text:style-name="T14">throws</text:span><text:span text:style-name="T8"> ParserException, LexException</text:span></text:p>
      <text:p text:style-name="Preformatted_20_Text">{</text:p>
      <text:p text:style-name="Preformatted_20_Text"><text:span text:style-name="T8"><text:tab/>LexTokenReader ltr = </text:span><text:span text:style-name="T14">new</text:span><text:span text:style-name="T8"> LexTokenReader(</text:span><text:span text:style-name="T15">defs</text:span><text:span text:style-name="T8">, Dialect.</text:span><text:span text:style-name="T15">VDM_PP</text:span><text:span text:style-name="T8">);</text:span></text:p>
      <text:p text:style-name="Preformatted_20_Text"><text:span text:style-name="T8"><text:tab/>DefinitionReader dr = </text:span><text:span text:style-name="T14">new</text:span><text:span text:style-name="T8"> DefinitionReader(ltr);</text:span></text:p>
      <text:p text:style-name="Preformatted_20_Text"><text:span text:style-name="T8"><text:tab/>dr.setCurrentModule(</text:span><text:span text:style-name="T16">"BUS"</text:span><text:span text:style-name="T8">);</text:span></text:p>
      <text:p text:style-name="Preformatted_20_Text"><text:span text:style-name="T8"><text:tab/></text:span><text:span text:style-name="T14">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5707617" text:continue-list="list35712015"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5722176"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5702768"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ext:soft-page-break/>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5717866" text:continue-list="list29532665"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text:soft-page-break/>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5696527"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ext:soft-page-break/>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5693670" text:continue-list="list3570276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5707711"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soft-page-break/><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soft-page-break/><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5693963"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5695974" text:continue-numbering="true" text:style-name="Outline">
        <text:list-item>
          <text:list>
            <text:list-item>
              <text:h text:style-name="Heading_20_2" text:outline-level="2"><text:soft-page-break/>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row table:style-name="vdmj_5f_runtime.2">
          <table:table-cell table:style-name="vdmj_5f_runtime.A2" office:value-type="string">
            <text:p text:style-name="Table_20_Contents">AsyncThread</text:p>
          </table:table-cell>
          <table:table-cell table:style-name="vdmj_5f_runtime.B2" office:value-type="string">
            <text:p text:style-name="Table_20_Contents">A class representing a VDM-RT thread.</text:p>
          </table:table-cell>
        </table:table-row>
        <table:table-row table:style-name="vdmj_5f_runtime.2">
          <table:table-cell table:style-name="vdmj_5f_runtime.A2" office:value-type="string">
            <text:p text:style-name="Table_20_Contents">ControlQueue</text:p>
          </table:table-cell>
          <table:table-cell table:style-name="vdmj_5f_runtime.B2" office:value-type="string">
            <text:p text:style-name="Table_20_Contents">A class enabling two AsyncThreads to synchronize operations.</text:p>
          </table:table-cell>
        </table:table-row>
        <table:table-row table:style-name="vdmj_5f_runtime.2">
          <table:table-cell table:style-name="vdmj_5f_runtime.A2" office:value-type="string">
            <text:p text:style-name="Table_20_Contents">BUSPolicy</text:p>
          </table:table-cell>
          <table:table-cell table:style-name="vdmj_5f_runtime.B2" office:value-type="string">
            <text:p text:style-name="Table_20_Contents">An enumeration for supported BUS policies.</text:p>
          </table:table-cell>
        </table:table-row>
        <table:table-row table:style-name="vdmj_5f_runtime.2">
          <table:table-cell table:style-name="vdmj_5f_runtime.A2" office:value-type="string">
            <text:p text:style-name="Table_20_Contents">CPUPolicy</text:p>
          </table:table-cell>
          <table:table-cell table:style-name="vdmj_5f_runtime.B2" office:value-type="string">
            <text:p text:style-name="Table_20_Contents">An enumeration for supported CPU scheduling policies.</text:p>
          </table:table-cell>
        </table:table-row>
        <table:table-row table:style-name="vdmj_5f_runtime.2">
          <table:table-cell table:style-name="vdmj_5f_runtime.A2" office:value-type="string">
            <text:p text:style-name="Table_20_Contents">CPUThread</text:p>
          </table:table-cell>
          <table:table-cell table:style-name="vdmj_5f_runtime.B2" office:value-type="string">
            <text:p text:style-name="Table_20_Contents">A pair, comprising a Java Thread and a CPUValue.</text:p>
          </table:table-cell>
        </table:table-row>
        <table:table-row table:style-name="vdmj_5f_runtime.2">
          <table:table-cell table:style-name="vdmj_5f_runtime.A2" office:value-type="string">
            <text:p text:style-name="Table_20_Contents">Holder&lt;T&gt;</text:p>
          </table:table-cell>
          <table:table-cell table:style-name="vdmj_5f_runtime.B2" office:value-type="string">
            <text:p text:style-name="Table_20_Contents">A container for updating type T, protected by a ControlQueue.</text:p>
          </table:table-cell>
        </table:table-row>
        <table:table-row table:style-name="vdmj_5f_runtime.2">
          <table:table-cell table:style-name="vdmj_5f_runtime.A2" office:value-type="string">
            <text:p text:style-name="Table_20_Contents">MessagePacket</text:p>
          </table:table-cell>
          <table:table-cell table:style-name="vdmj_5f_runtime.B2" office:value-type="string">
            <text:p text:style-name="Table_20_Contents">The parent class of all BUS message types.</text:p>
          </table:table-cell>
        </table:table-row>
        <table:table-row table:style-name="vdmj_5f_runtime.2">
          <table:table-cell table:style-name="vdmj_5f_runtime.A2" office:value-type="string">
            <text:p text:style-name="Table_20_Contents">MessageRequest</text:p>
          </table:table-cell>
          <table:table-cell table:style-name="vdmj_5f_runtime.B2" office:value-type="string">
            <text:p text:style-name="Table_20_Contents">A request BUS message.</text:p>
          </table:table-cell>
        </table:table-row>
        <table:table-row table:style-name="vdmj_5f_runtime.2">
          <table:table-cell table:style-name="vdmj_5f_runtime.A2" office:value-type="string">
            <text:p text:style-name="Table_20_Contents">MessageResponse</text:p>
          </table:table-cell>
          <table:table-cell table:style-name="vdmj_5f_runtime.B2" office:value-type="string">
            <text:p text:style-name="Table_20_Contents">A response BUS message.</text:p>
          </table:table-cell>
        </table:table-row>
        <table:table-row table:style-name="vdmj_5f_runtime.2">
          <table:table-cell table:style-name="vdmj_5f_runtime.A2" office:value-type="string">
            <text:p text:style-name="Table_20_Contents">RunState</text:p>
          </table:table-cell>
          <table:table-cell table:style-name="vdmj_5f_runtime.B2" office:value-type="string">
            <text:p text:style-name="Table_20_Contents">An enumeration with VDM-RT thread run states.</text:p>
          </table:table-cell>
        </table:table-row>
        <table:table-row table:style-name="vdmj_5f_runtime.2">
          <table:table-cell table:style-name="vdmj_5f_runtime.A2" office:value-type="string">
            <text:p text:style-name="Table_20_Contents">SchedulingPolicy</text:p>
          </table:table-cell>
          <table:table-cell table:style-name="vdmj_5f_runtime.B2" office:value-type="string">
            <text:p text:style-name="Table_20_Contents">The abstract parent of CPU scheduling policies</text:p>
          </table:table-cell>
        </table:table-row>
        <table:table-row table:style-name="vdmj_5f_runtime.2">
          <table:table-cell table:style-name="vdmj_5f_runtime.A2" office:value-type="string">
            <text:p text:style-name="Table_20_Contents">FPPolicy</text:p>
          </table:table-cell>
          <table:table-cell table:style-name="vdmj_5f_runtime.B2" office:value-type="string">
            <text:p text:style-name="Table_20_Contents">The Fixed-priority CPU scheduling policy.</text:p>
          </table:table-cell>
        </table:table-row>
        <table:table-row table:style-name="vdmj_5f_runtime.2">
          <table:table-cell table:style-name="vdmj_5f_runtime.A2" office:value-type="string">
            <text:p text:style-name="Table_20_Contents">FCFSPolicy</text:p>
          </table:table-cell>
          <table:table-cell table:style-name="vdmj_5f_runtime.B2" office:value-type="string">
            <text:p text:style-name="Table_20_Contents">The First-come First-served CPU scheduling policy.</text:p>
          </table:table-cell>
        </table:table-row>
        <table:table-row table:style-name="vdmj_5f_runtime.2">
          <table:table-cell table:style-name="vdmj_5f_runtime.A2" office:value-type="string">
            <text:p text:style-name="Table_20_Contents">SystemClock</text:p>
          </table:table-cell>
          <table:table-cell table:style-name="vdmj_5f_runtime.B2" office:value-type="string">
            <text:p text:style-name="Table_20_Contents">The coordinated time source for VDM-RT.</text:p>
          </table:table-cell>
        </table:table-row>
        <table:table-row table:style-name="vdmj_5f_runtime.2">
          <table:table-cell table:style-name="vdmj_5f_runtime.A2" office:value-type="string">
            <text:p text:style-name="Table_20_Contents">ThreadObjectMap</text:p>
          </table:table-cell>
          <table:table-cell table:style-name="vdmj_5f_runtime.B2" office:value-type="string">
            <text:p text:style-name="Table_20_Contents">A map of Java Thread IDs to VDMJ object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ext:soft-page-break/>
        <table:table-row table:style-name="vdmj_5f_runtime_5f_exceptions.2">
          <table:table-cell table:style-name="vdmj_5f_runtime_5f_exceptions.A2" office:value-type="string">
            <text:p text:style-name="Table_20_Contents">RTException</text:p>
          </table:table-cell>
          <table:table-cell table:style-name="vdmj_5f_runtime_5f_exceptions.B2" office:value-type="string">
            <text:p text:style-name="Table_20_Contents">An exception used to stop VDM-RT threads at the end of execu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clearBreakpointHits();</text:p>
      <text:p text:style-name="Preformatted_20_Text"/>
      <text:p text:style-name="Preformatted_20_Text"><text:tab/>CPUValue.<text:span text:style-name="T3">resetAll</text:span>();</text:p>
      <text:p text:style-name="Preformatted_20_Text"><text:soft-page-break/><text:tab/>BUSValue.<text:span text:style-name="T3">resetAll</text:span>();</text:p>
      <text:p text:style-name="Preformatted_20_Text"><text:span text:style-name="T8"><text:tab/>Value rv = expr.eval(</text:span>mainContext<text:span text:style-name="T8">);</text:span></text:p>
      <text:p text:style-name="Preformatted_20_Text"><text:tab/>VDMThreadSet.<text:span text:style-name="T3">abortAll</text:span>();</text:p>
      <text:p text:style-name="Preformatted_20_Text"><text:tab/>CPUValue.<text:span text:style-name="T3">abortAll</text:span>();</text:p>
      <text:p text:style-name="Preformatted_20_Text"><text:tab/><text:span text:style-name="T11">TransactionValue.</text:span><text:span text:style-name="T12">commitAll</text:span><text:span text:style-name="T11">();</text:span></text:p>
      <text:p text:style-name="Preformatted_20_Text"/>
      <text:p text:style-name="Preformatted_20_Text"><text:tab/>return rv;</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created values are added, the threads system is initialized, the breakpoint hit counts are cleared, and lastly the expression passed is evaluated in the context constructed – CPU/BUS resets and thread aborts being wrapped around the execution.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in VDM++ (which extend java.lang.Thread) to execute the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command lin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VDM++ thread scheduling is left entirely to the Java thread scheduler. All threads have the same priority.</text:p>
      <text:p text:style-name="Text_20_body">The creation and scheduling of threads in VDM-RT is completely different to that in VDM++. This is because thread scheduling, the passage of time, and CPU/BUS resource allocation is directly relevant to the model.</text:p>
      <text:p text:style-name="Text_20_body">The class used at the centre of VDM-RT thread execution is AsyncThread. This is similar to VDMThread used in VDM++, but it allows for the threading of arbitrary operations (eg. threads are created implicitly when an "async" operation is called in VDM-RT, as well as for explicit thread starts). AsyncThread is also responsible for creating a regular sequence of thread executions for a "periodic" thread. This is because VDM-RT requires periodic threads to execute their statement at the given times, regardless of whether the previous execution has completed. So periodic AsyncThreads start <text:soft-page-break/><text:span text:style-name="T3">another </text:span><text:span text:style-name="T4">AsyncThread before they execute themselves; and all periodic AsyncThreads, except the first, wait until the given time before executing.</text:span></text:p>
      <text:p text:style-name="P15">AsyncThreads can either call a parameterless operation, or they can call a specific operation with arguments passed over a BUS, sending back any replies to a waiting sender. In the case of a BUS invocation, the BUSValue concerned is passed the request message, and this creates the AsyncThread, passing the arguments from the client. In the case of local async operations (ie. within one CPU, but asynchronous) the AsyncThread is created directly by the OperationValue being executed (see the asyncEval method).</text:p>
      <text:p text:style-name="P15">A ControlQueue is used for coordinating the operation of AsyncThreads. They comprise a list of waiting CPU/Thread pairs, plus methods to join/leave the queue and send/receive signals while joined. A signal will wakeup one waiter from the queue, changing its run state to RUNNING from WAITING. ControlQueues are used in combination with a Holder&lt;T&gt; to wait for responses to asynchronous operation requests over a BUS. The client sends the operation request through the BUS, and waits on a Holder's ControlQueue for a MessageResponse to be returned. The BUSValue's reply method puts the MessageReply into the Holder, which signals the ControlQueue to wake up the client, which then retrieves the result.</text:p>
      <text:p text:style-name="P15">The actual scheduling of AsyncThreads, in particular the exclusive scheduling on a CPU, is handled by the CPUValue class, which contains a SchedulingPolicy subclass (depending on the CPU declaration). Each CPUValue only ever allows one Java thread to execute at a time, giving each a variable timeslice before using the policy object to select another thread. This is covered in 2.15.</text:p>
      <text:p text:style-name="Text_20_body"><text:span text:style-name="T4">The handling of discrete time by VDM-RT is also one of its defining characteristics. This is handled in part by the SystemClock class, and in part by the duration method of CPUValue. When a scheduled thread makes a duration call (either because of a duration or cycles statement, or because an implicitly timed event occurs, like passing data through a BUS or swapping threads in and out) that thread is blocked and no other thread can run on that CPU. But the system cannot advance system-wide time by the amount requested until all the CPUs in the system are either idle, or their active threads are also waiting at duration methods. This inter-CPU coordination is managed by the SystemClock class. Its timestep method is called by duration, and refers to a bit mask of all CPUs to see which are idle – time can only move when CPUs are idle or at a duration point. It also keeps track of the minimum timestep requested for all CPUs, as this is the amount by which time can be moved. It also watches for the special "duration(0)" case, which causes variable update transactions to be committed for the thread in question (see 2.15).</text:span></text:p>
      <text:list xml:id="list3571920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5712455" text:continue-list="list35696527" text:style-name="List_20_1">
        <text:list-item>
          <text:p text:style-name="List_20_1_20_Start">The runtime system is initialized from the ClassList or ModuleList classes' initialize<text:span text:style-name="T4"> method.</text:span></text:p>
        </text:list-item>
        <text:list-item>
          <text:p text:style-name="P31">VDM++ and VDM-RT have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31">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5698023" text:continue-numbering="true" text:style-name="List_20_1">
        <text:list-item>
          <text:p text:style-name="List_20_1_20_Start"><text:soft-page-break/><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2">Lastly, local definitions are used to override anything inherited, and the set of members are passed, together with the superclass objects, to the ObjectValue constructor.</text:p>
        </text:list-item>
        <text:list-item>
          <text:p text:style-name="P30">If the class defines an operation with the same name as the class (a constructor), it is called.</text:p>
        </text:list-item>
      </text:list>
      <text:p text:style-name="P16">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p text:style-name="P16">The ControlQueue mechanism for coordinating threads and message passing is tidy, and it would be nice if the scheduling of AsyncThreads on a CPU could be handled similarly – this is just a matter of controlling multiple waiters for a resource, which is what CPU thread scheduling does. At the moment this is done directly by the CPUValue class (see 2.15)</text:p>
      <text:list xml:id="list35694368" text:continue-list="list35719205"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text:soft-page-break/></text:p>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VDM-RT processing uses three special values to support the passing of messages over buses between CPUs, and the update of shared variables by threads:</text:p>
      <text:p text:style-name="Text_20_body">A CPUValue represents a CPU declaration in a VDM-RT system class. Static data in the class allow some operations to be performed over all CPUs declared in the system, while constructors allow individual CPUs to be created with particular scheduling policies for their threads. A CPUValue maintains a map of Java thread IDs to objects (ObjectValues) which are currently executing operations of those objects on the current CPU (though they may be idle). Values are added to this map when a thread is allocated to a CPU, which happens when an AsyncThread is created; the map is cleaned up when the thread dies.</text:p>
      <text:p text:style-name="Text_20_body">When a thread is executing normally, the Breakpoint check method is called at the start of every expression or statement. In VDM-RT, this checks a timeslice counter, and if it has expired, the reschedule method of the thread's CPUValue is called. This gives up control to any other thread which may be RUNNABLE on the CPU, suspending itself (waiting on the CPUValue object, in Java terms). When this current thread is again runnable, the reschedule method returns the new timeslice to the Breakpoint code and execution resumes.</text:p>
      <text:p text:style-name="Text_20_body"><text:soft-page-break/>The yield method of CPUValue is called from reschedule, as well as other places. It consults the SchedulePolicy object associated with the CPU, asking for the identity of the next thread to execute. If there are no threads ready, the CPU is idle (and the SystemClock is updated to that effect). When something subsequently happens to wake up the CPU (for example, a reply arrives for an inter-CPU request) the thread concerned is moved to a RUNNABLE state by calling the CPUValue's setState method (which informs the policy of the change), followed by the wakeUp method to update the best thread to run, and notify the waiting threads. The best thread is then allowed to continue (and update the SystemClock that the CPU is no longer idle). All CPUValue methods which produce a loggable action use the RTLogger class (see 2.17) to send a VDM-RT log message to the appropriate place.</text:p>
      <text:p text:style-name="Text_20_body">A BUSValue similarly represents a BUS connection in VDM-RT. A BUS comprises a link between a set of CPUs. Access to the BUS is exclusive for the duration of a transmission of any message (though not for the duration of a complete request/reply). This exclusivity is managed by the BUSValue, using a ControlQueue (see 2.14).</text:p>
      <text:p text:style-name="Text_20_body">A BUSValue has two important methods: transmit and reply. The transmit method is used to send a message, and causes a new AsyncThread to be created and associated with the target CPU, as well as introducing a delay for the transmission, depending on the size of the data passed (the algorithm takes the length of the toString of the data Value as the duration). The reply method puts a MessageReply into a Holder passed from the caller with the request, finally changing the state of the caller's thread to RUNNABLE and waking up the CPU (in case it is idle – though it may not be). As with CPUValues, loggable actions to do with message passing are logged using the RTLogger class.</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list xml:id="list35692948"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some more discussion about VDM-RT and time handling in section 2.14.</text:p>
      <text:list xml:id="list35718935"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ext:soft-page-break/>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5704054"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5715413"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p text:style-name="Text_20_body">The RTLogger is used by VDM-RT specifications to write loggable events – such that the timing diagram can be analysed using <text:span text:style-name="T3">showtrace</text:span><text:span text:style-name="T4">. The class caches events in memory, occasionally flushing </text:span><text:soft-page-break/><text:span text:style-name="T4">them out to a given PrintStream. By default this is the Console. It is also possible to turn logging off (the default state), which causes log events to be discarded.</text:span></text:p>
      <text:list xml:id="list35722933"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h &lt;host&gt; -p &lt;port&gt; -k &lt;ide key&gt; &lt;-vdmsl | -vdmpp | -vdmrt&gt;</text:p>
      <text:p text:style-name="Preformatted_20_Text"><text:tab/>-e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expression is the main expression to be evaluated, and the list of filenames identify the specification itself. Each filename is in the form of a file URI ("<text:a xlink:type="simple" xlink:href="smb://./">file:/</text:a>...").</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text:soft-page-break/>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text:soft-page-break/>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5701209" text:continue-numbering="true" text:style-name="Outline">
        <text:list-item>
          <text:list>
            <text:list-item>
              <text:list>
                <text:list-item>
                  <text:h text:style-name="P29"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5698340"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text:soft-page-break/>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text:list xml:id="list35698140" text:continue-numbering="true" text:style-name="Outline">
        <text:list-item>
          <text:h text:style-name="Heading_20_1" text:outline-level="1">Thread Scheduling</text:h>
        </text:list-item>
      </text:list>
      <text:p text:style-name="Text_20_body">The VDM-SL dialect does not have the notion of threads, and all functions and operations are evaluated by the interpreter in a single thread of control. <text:s/>However, the VDM++ and VDM-RT dialects do define threads, and suitably written specifications may evaluate functions or operations in parallel, with language mechanisms being provided for coordinating threads. <text:s/>This is mentioned in section 2.14, but this section takes a closer look at how threads are implemented, and in particular how they are scheduled and coordinated in the different dialects.</text:p>
      <text:list xml:id="list35692248" text:continue-numbering="true" text:style-name="Outline">
        <text:list-item>
          <text:list>
            <text:list-item>
              <text:h text:style-name="Heading_20_2" text:outline-level="2">Java Thread Scheduling</text:h>
            </text:list-item>
          </text:list>
        </text:list-item>
      </text:list>
      <text:p text:style-name="Text_20_body">VDMJ implements VDM threads using Java threads. The initial evaluation is executed in the "main" Java thread, and the execution of start statements, or certain asynchronous operations in VDM-RT, causes new Java threads to be created.</text:p>
      <text:p text:style-name="Text_20_body">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thread scheduler has a great deal of freedom on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But as the thread scheduling is still delegated to the JVM, the unpredictability of VDM thread execution remains. VDMJ sets all threads to the same default priority.</text:p>
      <text:p text:style-name="Text_20_body">VDM++ <text:s/>does not define thread scheduling either, so the model of VDM threading implemented by VDMJ is valid (assuming it has no bugs). <text:s/>The situation is more complicated with VDM-RT, as this places far more constraints on thread activity, but the language still does not define the thread scheduling and VDMJ implements a valid VDM-RT model using Java threads.</text:p>
      <text:list xml:id="list35713446" text:continue-numbering="true" text:style-name="Outline">
        <text:list-item>
          <text:list>
            <text:list-item>
              <text:h text:style-name="Heading_20_2" text:outline-level="2">VDM++ Thread Scheduling</text:h>
            </text:list-item>
          </text:list>
        </text:list-item>
      </text:list>
      <text:p text:style-name="Text_20_body">As explained above, VDM++ threads are implemented as Java threads, the scheduling of which is up to the JVM, given the synchronization constraints in the Java program.</text:p>
      <text:p text:style-name="Text_20_body">A VDM++ <text:s/>thread is implemented by the class VDMThread. <text:s/>This extends Java's java.lang.Thread, and so its "run" method is executed in a new thread when its "start" method is called.</text:p>
      <text:p text:style-name="Text_20_body">The VDMThread constructor is passed an ObjectValue, being the VDM object that the new thread belongs to, and the Context from the thread which created the new thread – this is used to find out whether the creating thread is stepping in a debugger, in which case the new thread is started in a stepping state too. A new ObjectContext is created for the new thread, linking to the global context. The operation to execute is always called "thread" (as created by ThreadDefinitions), and is held in the ObjectValue.</text:p>
      <text:p text:style-name="Text_20_body">The Java thread's run method then just executes the "thread" operation, with no arguments, in the newly created object context. <text:s/>If the thread is defined to be periodic, the ThreadDefinition will have generated a thread operation that comprises a PeriodicStatement. This is created with the name of the operation to call periodically, together with an interval. The execution of the statement therefore calls the operation periodically, sleeping for the remainder of the period after execution, though it does not do anything special for executions which take longer than the period.</text:p>
      <text:p text:style-name="Text_20_body">If multiple VDM++ threads are created like this, in the absence of guards and mutexes they will run independently with very little influence on each other. There is a small amount of Java synchronization, for example on UpdatableValues in the "set" method, to make sure that changes made to the same variable by multiple threads are not corrupted (one will succeed, but which is undefined).</text:p>
      <text:p text:style-name="Text_20_body"><text:soft-page-break/>Some VDM specifications may be written with independent threads like this, but more usually guards and mutexes are specified. When a VDM++ thread calls an operation with a guard or mutex (a mutex is just a guard in disguise), then a synchronized test of the guard has to be performed before the thread may continue into the body of the operation. An operation with a guard has an OperationValue with an Expression field called "guard" set to the guard expression.</text:p>
      <text:p text:style-name="Text_20_body">The important point is that the guard evaluation, and the subsequent increment of the #act counter and progress into the operation are atomic. Multiple threads may want to call the operation, and in the case of a mutex guard, only one is allowed to proceed. Therefore the calculation of the guard, and the increment of the #act counter are made within a synchronized block, locking the ObjectValue<text:span text:style-name="T3"> </text:span><text:span text:style-name="T4">to which the operation belongs (ie. "self"). <text:s/>Here's a simplified version:</text:span></text:p>
      <text:p text:style-name="Preformatted_20_Text"><text:span text:style-name="T13"/></text:p>
      <text:p text:style-name="Preformatted_20_Text"><text:span text:style-name="T13"/></text:p>
      <text:p text:style-name="Preformatted_20_Text"><text:tab/>private void guardPP(Context ctxt) throws ValueException</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while (!guard.eval(ctxt).boolValue(ctxt))</text:p>
      <text:p text:style-name="Preformatted_20_Text"><text:tab/><text:tab/><text:tab/>{</text:p>
      <text:p text:style-name="Preformatted_20_Text"><text:tab/><text:tab/><text:tab/><text:tab/>try</text:p>
      <text:p text:style-name="Preformatted_20_Text"><text:tab/><text:tab/><text:tab/><text:tab/>{</text:p>
      <text:p text:style-name="Preformatted_20_Text"><text:tab/><text:tab/><text:tab/><text:tab/><text:tab/>self.wait(DEADLOCK_DELAY_MS);</text:p>
      <text:p text:style-name="Preformatted_20_Text"><text:tab/><text:tab/><text:tab/><text:tab/>}</text:p>
      <text:p text:style-name="Preformatted_20_Text"><text:tab/><text:tab/><text:tab/><text:tab/>catch (InterruptedException e)</text:p>
      <text:p text:style-name="Preformatted_20_Text"><text:tab/><text:tab/><text:tab/><text:tab/>{</text:p>
      <text:p text:style-name="Preformatted_20_Text"><text:tab/><text:tab/><text:tab/><text:tab/><text:tab/>Breakpoint.handleInterrupt(...);</text:p>
      <text:p text:style-name="Preformatted_20_Text"><text:tab/><text:tab/><text:tab/><text:tab/>}</text:p>
      <text:p text:style-name="Preformatted_20_Text"><text:tab/><text:tab/><text:tab/>}</text:p>
      <text:p text:style-name="Preformatted_20_Text"/>
      <text:p text:style-name="Preformatted_20_Text"><text:tab/><text:tab/><text:tab/>act();</text:p>
      <text:p text:style-name="Preformatted_20_Text"><text:tab/><text:tab/>}</text:p>
      <text:p text:style-name="Preformatted_20_Text"><text:tab/>}</text:p>
      <text:p text:style-name="Preformatted_20_Text"/>
      <text:p text:style-name="Preformatted_20_Text"/>
      <text:p text:style-name="Text_20_body"><text:span text:style-name="T4">So while the guard evaluates to false (we can't proceed) we do a Java "wait" on the self object, which releases the synchronization lock. When the guard evaluates to true, we increment the #act counter while still holding the lock. Returning from this method then enters the operation code. Whenever the code passes an "act()", "req()" or "fin()" call, it makes a Java "notifyAll" of self, waking up all threads who may be interested in the changed circumstances in order to re-evaluate the guard.</text:span></text:p>
      <text:p text:style-name="Text_20_body"><text:span text:style-name="T4">The Java wait terminates after a small timeout even without a notify, re-acquiring the lock and re-checking the guard. This is done for two reasons: deadlock is detected this way; and guard expressions may depend on "external" variables, the updates of which do not cause Java notifyAll signals.</text:span></text:p>
      <text:p text:style-name="Text_20_body"><text:span text:style-name="T4">There are no threads in the system other than the main thread and VDM threads created by the specification, so deadlock has to be detected by the threads themselves. They can't do this if they are all locked (ie. deadlock has occurred), so they periodically come out of the wait state, and in the full version of the code, counters are checked to see whether there has been any successful guard activity </text:span><text:span text:style-name="T3">anywhere</text:span><text:span text:style-name="T4">. If there is no req/act/fin activity for long enough (ie. by any operation in any class), then deadlock is assumed. This is poor, since although the deadlock delay is configurable, it is not the same as knowing that all threads are blocked. It also causes a pause of a few seconds before a genuine deadlock is detected.</text:span></text:p>
      <text:p text:style-name="Text_20_body"><text:span text:style-name="T4">If a guard depends on the value of an instance variable or static variable in another class, updates to that variable's value really ought to signal (notifyAll) the self objects which may have operation calls blocked on guards that wish to see the change. But VDMJ does not do this level of dependency analysis. Instead, the periodic re-test of the guard is used to catch such cases. This is poor, since it keeps the blocked threads busier than they could be, and they are not as responsive in the event of a change which would release them.</text:span></text:p>
      <text:list xml:id="list35703529" text:continue-numbering="true" text:style-name="Outline">
        <text:list-item>
          <text:list>
            <text:list-item>
              <text:h text:style-name="Heading_20_2" text:outline-level="2"><text:soft-page-break/>VDM-RT Thread Scheduling</text:h>
            </text:list-item>
          </text:list>
        </text:list-item>
      </text:list>
      <text:p text:style-name="Text_20_body">VDM-RT has the same basic thread constraints as VDM++ regarding guards and mutexes, but in addition there is the concept if a CPU, where a given VDM thread is allocated to a CPU and can only run "on" that CPU – ie. can only run when there are no other threads running on that CPU. <text:s/>The scheduling of threads on CPUs is not defined by VDM-RT, though it is possible to select from a number of (undefined) scheduling policies using quite types, such as &lt;FP&gt; (fixed priority) and &lt;FCFS&gt; (first come first served).</text:p>
      <text:p text:style-name="Text_20_body">VDM-RT threads are modelled as Java threads in VDMJ. Therefore the extra constraints needed have to be implemented in terms of Java synchronization between the objects concerned. All threads in a VDM-RT specification are implemented by the AsyncThread class, which extends java.lang.Thread. This is similar to the VDMThread class used by VDM++, but is more sophisticated to allow the more complex models required by VDM-RT.</text:p>
      <text:p text:style-name="Text_20_body">VDMJ interprets the VDM-RT real-time model from [8] to mean that threads on separate CPUs are independent, in the same way that VDM++ <text:s/>threads are independent. The difficulty comes in implementing a CPU-based scheduling policy using synchronization. Here, as well as following the usual guards, a thread allocated to a CPU cannot execute if another thread is executing on the same CPU. This suggests that the scheduling should be performed by the CPUValue object, and it should delegate scheduling policy to a policy object.</text:p>
      <text:p text:style-name="Text_20_body">A CPUValue is a subclass of ObjectValue. This is because VDM-RT declares CPUs as though they are objects of type CPU. <text:s/>When an application object is deployed to a CPU, the ObjectValue representing it is associated with a CPUValue.</text:p>
      <text:p text:style-name="Text_20_body">When expressions and statements are evaluated in VDMJ, they regularly enter the "check" method of Breakpoint in order to decide whether to break the execution. This mechanism is also used in a VDM-RT evaluation to timeslice execution within a CPU:</text:p>
      <text:p text:style-name="Preformatted_20_Text"/>
      <text:p text:style-name="Preformatted_20_Text"><text:tab/></text:p>
      <text:p text:style-name="Preformatted_20_Text"><text:tab/>if (Settings.dialect == Dialect.VDM_RT)</text:p>
      <text:p text:style-name="Preformatted_20_Text"><text:tab/>{</text:p>
      <text:p text:style-name="Preformatted_20_Text"><text:tab/><text:tab/>state.reschedule();</text:p>
      <text:p text:style-name="Preformatted_20_Text"><text:tab/>}</text:p>
      <text:p text:style-name="Preformatted_20_Text"/>
      <text:p text:style-name="Preformatted_20_Text"/>
      <text:p text:style-name="Text_20_body">The state is a ThreadState object, obtained from the runtime Context:</text:p>
      <text:p text:style-name="Preformatted_20_Text"/>
      <text:p text:style-name="Preformatted_20_Text"><text:tab/>public void reschedule()</text:p>
      <text:p text:style-name="Preformatted_20_Text"><text:tab/>{</text:p>
      <text:p text:style-name="Preformatted_20_Text"><text:tab/><text:tab/>if (CPUValue.stopping)</text:p>
      <text:p text:style-name="Preformatted_20_Text"><text:tab/><text:tab/>{</text:p>
      <text:p text:style-name="Preformatted_20_Text"><text:tab/><text:tab/><text:tab/>throw new RTException("CPU Stopping");</text:p>
      <text:p text:style-name="Preformatted_20_Text"><text:tab/><text:tab/>}</text:p>
      <text:p text:style-name="Preformatted_20_Text"/>
      <text:p text:style-name="Preformatted_20_Text"><text:tab/><text:tab/>if (!atomic &amp;&amp; --timesliceLeft &lt; 0)</text:p>
      <text:p text:style-name="Preformatted_20_Text"><text:tab/><text:tab/>{</text:p>
      <text:p text:style-name="Preformatted_20_Text"><text:tab/><text:tab/><text:tab/>timesliceLeft = CPU.reschedule();</text:p>
      <text:p text:style-name="Preformatted_20_Text"><text:tab/><text:tab/>}</text:p>
      <text:p text:style-name="Preformatted_20_Text"><text:tab/>}</text:p>
      <text:p text:style-name="Preformatted_20_Text"/>
      <text:p text:style-name="Preformatted_20_Text"/>
      <text:p text:style-name="Text_20_body">That calls into the CPU on which the thread is executing. The reschedule method will not return again until it is this thread's turn to execute on the CPU, and since all threads allocated to that CPU will call into its reschedule, that method effectively enforces the unique scheduling of threads on each CPU – while Java takes care of the independent execution of threads across CPUs.</text:p>
      <text:p text:style-name="Text_20_body">The CPU reschedule method just calls a private method called "yield" (which is called from several other places when a thread has to give up control of the CPU, for example when it is waiting for an asynchronous call to return), before returning a new timeslice, produced by the scheduling policy. Most of the Java synchronization occurs in the yield method. Here is an outline:</text:p>
      <text:p text:style-name="Preformatted_20_Text"><text:span text:style-name="T8"/></text:p>
      <text:p text:style-name="Preformatted_20_Text"><text:soft-page-break/><text:span text:style-name="T8"><text:tab/></text:span>private void yield()</text:p>
      <text:p text:style-name="Preformatted_20_Text"><text:tab/>{</text:p>
      <text:p text:style-name="Preformatted_20_Text"><text:tab/><text:tab/>Thread current = Thread.currentThread();</text:p>
      <text:p text:style-name="Preformatted_20_Text"><text:tab/><text:tab/>policy.reschedule();</text:p>
      <text:p text:style-name="Preformatted_20_Text"/>
      <text:p text:style-name="Preformatted_20_Text"><text:tab/><text:tab/>synchronized (this)</text:p>
      <text:p text:style-name="Preformatted_20_Text"><text:tab/><text:tab/>{</text:p>
      <text:p text:style-name="Preformatted_20_Text"><text:tab/><text:tab/><text:tab/>runningThread = policy.getThread();</text:p>
      <text:p text:style-name="Preformatted_20_Text"/>
      <text:p text:style-name="Preformatted_20_Text"><text:tab/><text:tab/><text:tab/>if (runningThread != current)</text:p>
      <text:p text:style-name="Preformatted_20_Text"><text:tab/><text:tab/><text:tab/>{</text:p>
      <text:p text:style-name="Preformatted_20_Text"><text:tab/> <text:s text:c="3"/><text:tab/><text:tab/><text:tab/>ObjectValue object = objects.get(current);</text:p>
      <text:p text:style-name="Preformatted_20_Text"><text:tab/><text:tab/> <text:s text:c="3"/><text:tab/><text:tab/>log "ThreadSwapOut -&gt; ...</text:p>
      <text:p text:style-name="Preformatted_20_Text"><text:tab/><text:tab/><text:tab/>}</text:p>
      <text:p text:style-name="Preformatted_20_Text"><text:tab/><text:tab/>}</text:p>
      <text:p text:style-name="Preformatted_20_Text"/>
      <text:p text:style-name="Preformatted_20_Text"><text:tab/><text:tab/>if (runningThread != current)</text:p>
      <text:p text:style-name="Preformatted_20_Text"><text:tab/><text:tab/>{</text:p>
      <text:p text:style-name="Preformatted_20_Text"><text:tab/> <text:s text:c="3"/><text:tab/><text:tab/>synchronized (this)</text:p>
      <text:p text:style-name="Preformatted_20_Text"><text:tab/><text:tab/><text:tab/>{</text:p>
      <text:p text:style-name="Preformatted_20_Text"><text:s text:c="4"/><text:tab/><text:tab/><text:tab/><text:tab/>notifyAll();</text:p>
      <text:p text:style-name="Preformatted_20_Text"><text:s text:c="8"/><text:tab/><text:tab/><text:tab/>boolean idle = (runningThread == null);</text:p>
      <text:p text:style-name="Preformatted_20_Text"/>
      <text:p text:style-name="Preformatted_20_Text"><text:s text:c="8"/><text:tab/><text:tab/><text:tab/>if (idle)</text:p>
      <text:p text:style-name="Preformatted_20_Text"><text:s text:c="8"/><text:tab/><text:tab/><text:tab/>{</text:p>
      <text:p text:style-name="Preformatted_20_Text"><text:s text:c="8"/><text:tab/><text:tab/><text:tab/><text:tab/>SystemClock.cpuRunning(cpuNumber, false);</text:p>
      <text:p text:style-name="Preformatted_20_Text"><text:s text:c="8"/><text:tab/><text:tab/><text:tab/>}</text:p>
      <text:p text:style-name="Preformatted_20_Text"/>
      <text:p text:style-name="Preformatted_20_Text"><text:tab/><text:tab/><text:tab/><text:tab/>while (runningThread != current)</text:p>
      <text:p text:style-name="Preformatted_20_Text"><text:tab/><text:tab/><text:tab/><text:tab/>{</text:p>
      <text:p text:style-name="Preformatted_20_Text"><text:tab/><text:tab/><text:tab/><text:tab/><text:tab/>try</text:p>
      <text:p text:style-name="Preformatted_20_Text"><text:tab/><text:tab/><text:tab/><text:tab/><text:tab/>{</text:p>
      <text:p text:style-name="Preformatted_20_Text"><text:tab/><text:tab/><text:tab/><text:tab/><text:tab/><text:tab/>wait();</text:p>
      <text:p text:style-name="Preformatted_20_Text"><text:tab/><text:tab/><text:tab/><text:tab/><text:tab/>}</text:p>
      <text:p text:style-name="Preformatted_20_Text"><text:tab/><text:tab/><text:tab/><text:tab/><text:tab/>catch (InterruptedException e)</text:p>
      <text:p text:style-name="Preformatted_20_Text"><text:tab/><text:tab/><text:tab/><text:tab/><text:tab/>{</text:p>
      <text:p text:style-name="Preformatted_20_Text"><text:tab/><text:tab/><text:tab/><text:tab/><text:tab/><text:tab/>throw new RTException("stopped");</text:p>
      <text:p text:style-name="Preformatted_20_Text"><text:tab/><text:tab/><text:tab/><text:tab/><text:tab/>}</text:p>
      <text:p text:style-name="Preformatted_20_Text"><text:tab/><text:tab/><text:tab/><text:tab/>}</text:p>
      <text:p text:style-name="Preformatted_20_Text"/>
      <text:p text:style-name="Preformatted_20_Text"><text:s text:c="4"/><text:tab/><text:tab/><text:tab/><text:tab/>if (idle)<text:tab/>// ie. was idle</text:p>
      <text:p text:style-name="Preformatted_20_Text"><text:s text:c="8"/><text:tab/><text:tab/><text:tab/>{</text:p>
      <text:p text:style-name="Preformatted_20_Text"><text:s text:c="8"/><text:tab/><text:tab/><text:tab/><text:tab/>SystemClock.cpuRunning(cpuNumber, true);</text:p>
      <text:p text:style-name="Preformatted_20_Text"><text:s text:c="8"/><text:tab/><text:tab/><text:tab/>}</text:p>
      <text:p text:style-name="Preformatted_20_Text"><text:tab/><text:tab/><text:tab/>}</text:p>
      <text:p text:style-name="Preformatted_20_Text"/>
      <text:p text:style-name="Preformatted_20_Text"><text:s text:c="4"/><text:tab/><text:tab/><text:tab/>duration(SWAPIN_DURATION);</text:p>
      <text:p text:style-name="Preformatted_20_Text"/>
      <text:p text:style-name="Preformatted_20_Text"><text:tab/> <text:s text:c="3"/><text:tab/><text:tab/>log "ThreadSwapIn -&gt; ...</text:p>
      <text:p text:style-name="Preformatted_20_Text"><text:tab/><text:tab/>}</text:p>
      <text:p text:style-name="Preformatted_20_Text"><text:tab/>}</text:p>
      <text:p text:style-name="Preformatted_20_Text"/>
      <text:p text:style-name="Preformatted_20_Text"/>
      <text:p text:style-name="Text_20_body">The first call to policy.reschedule() causes the policy delegate to work out which thread should currently be running, which is returned by the getThread method and assigned to runningThread. It is <text:span text:style-name="T3">critical</text:span> that the runningThread value is updated under the synchronization lock on the CPU, since this will control which thread is allowed to proceed for the next time slice. It is perfectly possible that the thread which should be running is the one that is already running (especially if there's only one!), so if this test succeeds, no further changes are necessary and the method can return. But if there needs to be a thread-swap, we first log the current thread swap <text:span text:style-name="T3">out</text:span><text:span text:style-name="T4">, then throw a notifyAll at the CPU before waiting in a loop until our thread identity is runningThread again. All the other threads on the CPU that have called yield will be blocked in the wait call. They will awake and take the CPU lock, checking whether they are the one that should proceed. The new runningThread will be the one thread to succeed, and raise a log regarding its swap-in on the way out of the method.</text:span></text:p>
      <text:p text:style-name="Text_20_body"><text:soft-page-break/><text:span text:style-name="T4">If the CPU actually had no threads running (they were all waiting for something else) then the runningThread is set to null by getThread. The CPU is </text:span><text:span text:style-name="T3">idle </text:span><text:span text:style-name="T4">in this case. When an idle CPU becomes busy, a note of this fact is made in the SystemClock class; similarly, when a busy CPU becomes idle as a result of a yield, this is also noted in the SystemClock class.</text:span></text:p>
      <text:p text:style-name="Text_20_body"><text:span text:style-name="T4">Lastly, before a yield continues, a duration call is made to move time forward for the duration of a thread swap (two units). This is also a method on the CPU, but it interacts with the SystemClock class to actually move time:</text:span></text:p>
      <text:p text:style-name="Preformatted_20_Text"/>
      <text:p text:style-name="Preformatted_20_Text"><text:tab/>public void duration(long step)<text:tab/>// NB. Not synchronized</text:p>
      <text:p text:style-name="Preformatted_20_Text"><text:tab/>{</text:p>
      <text:p text:style-name="Preformatted_20_Text"><text:tab/><text:tab/>long end = SystemClock.getWallTime() + step;</text:p>
      <text:p text:style-name="Preformatted_20_Text"><text:tab/><text:tab/>SystemClock.cpuRunning(cpuNumber, false);</text:p>
      <text:p text:style-name="Preformatted_20_Text"/>
      <text:p text:style-name="Preformatted_20_Text"><text:tab/><text:tab/>do</text:p>
      <text:p text:style-name="Preformatted_20_Text"><text:s text:c="4"/><text:tab/><text:tab/>{</text:p>
      <text:p text:style-name="Preformatted_20_Text"><text:s text:c="4"/><text:tab/><text:tab/><text:tab/>SystemClock.timeStep(cpuNumber, step);</text:p>
      <text:p text:style-name="Preformatted_20_Text"><text:s text:c="4"/><text:tab/><text:tab/><text:tab/>step = end - SystemClock.getWallTime();</text:p>
      <text:p text:style-name="Preformatted_20_Text"><text:s text:c="4"/><text:tab/><text:tab/>}</text:p>
      <text:p text:style-name="Preformatted_20_Text"><text:tab/><text:tab/>while (step &gt; 0);</text:p>
      <text:p text:style-name="Preformatted_20_Text"/>
      <text:p text:style-name="Preformatted_20_Text"><text:tab/><text:tab/>SystemClock.cpuRunning(cpuNumber, true);</text:p>
      <text:p text:style-name="Preformatted_20_Text"><text:tab/>}</text:p>
      <text:p text:style-name="Preformatted_20_Text"/>
      <text:p text:style-name="Preformatted_20_Text"/>
      <text:p text:style-name="Text_20_body">The step passed is the amount the caller would like time to move forward by. In anticipation of having to interlock with other CPU threads to negotiate a time step, the current CPU is marked as idle – we are the current thread, and no other thread can be scheduled on the CPU until we have called reschedule, so this means that the CPU is genuinely idle until the time step has finished. The SystemClock.timestep method tries to move time by the step requested, but it may actually only move time by a smaller amount – being the smallest of all those wishing to move time at the moment. The while loop keeps the CPU idle and asks for a smaller time step until the original step is made and the CPU can be freed again.</text:p>
      <text:p text:style-name="Text_20_body">Looking at the SystemClock class, <text:s/>the blocking and step negotiation is done in the timeStep method, which is static synchronized (ie. a global lock). This is simplified as follows:</text:p>
      <text:p text:style-name="Preformatted_20_Text"/>
      <text:p text:style-name="Preformatted_20_Text"><text:tab/>public static synchronized void timeStep(int cpu, long step)</text:p>
      <text:p text:style-name="Preformatted_20_Text"><text:tab/>{</text:p>
      <text:p text:style-name="Preformatted_20_Text"><text:tab/><text:tab/>if (step &lt; minStepTime)</text:p>
      <text:p text:style-name="Preformatted_20_Text"><text:tab/><text:tab/>{</text:p>
      <text:p text:style-name="Preformatted_20_Text"><text:tab/><text:tab/><text:tab/>minStepTime = step;</text:p>
      <text:p text:style-name="Preformatted_20_Text"><text:tab/><text:tab/>}</text:p>
      <text:p text:style-name="Preformatted_20_Text"/>
      <text:p text:style-name="Preformatted_20_Text"><text:tab/><text:tab/>if (runningCPUs.cardinality() == 0)</text:p>
      <text:p text:style-name="Preformatted_20_Text"><text:tab/><text:tab/>{</text:p>
      <text:p text:style-name="Preformatted_20_Text"><text:tab/><text:tab/><text:tab/>wallTime += minStepTime;</text:p>
      <text:p text:style-name="Preformatted_20_Text"/>
      <text:p text:style-name="Preformatted_20_Text"><text:tab/><text:tab/><text:tab/>minStepTime = Long.MAX_VALUE;</text:p>
      <text:p text:style-name="Preformatted_20_Text"><text:tab/><text:tab/><text:tab/>runningCPUs.clear();</text:p>
      <text:p text:style-name="Preformatted_20_Text"><text:tab/><text:tab/><text:tab/>unblock();</text:p>
      <text:p text:style-name="Preformatted_20_Text"><text:tab/><text:tab/>}</text:p>
      <text:p text:style-name="Preformatted_20_Text"><text:tab/><text:tab/>else</text:p>
      <text:p text:style-name="Preformatted_20_Text"><text:tab/><text:tab/>{</text:p>
      <text:p text:style-name="Preformatted_20_Text"><text:tab/><text:tab/><text:tab/>block();</text:p>
      <text:p text:style-name="Preformatted_20_Text"><text:tab/><text:tab/>}</text:p>
      <text:p text:style-name="Preformatted_20_Text"><text:tab/>}</text:p>
      <text:p text:style-name="Preformatted_20_Text"/>
      <text:p text:style-name="Text_20_body">The interesting case is when all the CPUs are idle (running CPUs set is empty – this is manipulated by the cpuRunning calls made earlier). In this case it is safe to move time by the minimum step of all the requesters made since the last time step. The block and unblock methods just wait and notify on the class object. So notice that it is the last thread of the last busy CPU which enters this code which moves time, unblocking all the others who wake up and discover whether their request for a certain <text:soft-page-break/>step has been granted entirely or whether they have to wait a bit longer in the loop inside duration.</text:p>
      <text:p text:style-name="Text_20_body">The real code for timeStep includes some extra cases which commit transactional variables – value changes which are not visible outside the thread which changed them until after a time step (or a step 0). They are not shown above for simplicity.</text:p>
      <text:p text:style-name="Text_20_body">The above describes the key features of CPU synchronized thread execution, and time movement. The reschedule described (for a timeslice) called from ThreadState is only one place where a thread may yield. The other most significant place is when messages are sent via a BUS.</text:p>
      <text:p text:style-name="Text_20_body">Busses connect CPUs, so internally there is a two-dimensional array of BUSValues (again, extending ObjectValue because BUS is a class), indexed by a pair of CPU numbers. When an operation call is made in VDM-RT, the exec method checks whether the CPU of the caller (from the Context) matches that of the deployment of the operation (from the self pointer of that operation). If the operation is on another CPU or if the operation is an "async" operation, then an asyncEval is made, rather than a localEval (the latter is always called for simple code like VDM-SL and VDM++).</text:p>
      <text:p text:style-name="Text_20_body">Simplified, asyncEval is as follows:</text:p>
      <text:p text:style-name="Preformatted_20_Text"><text:span text:style-name="T8"/></text:p>
      <text:p text:style-name="Preformatted_20_Text"><text:span text:style-name="T8"><text:tab/></text:span>private Value asyncEval(ValueList argValues, Context ctxt)</text:p>
      <text:p text:style-name="Preformatted_20_Text"><text:tab/><text:tab/>throws ValueException</text:p>
      <text:p text:style-name="Preformatted_20_Text"><text:tab/>{</text:p>
      <text:p text:style-name="Preformatted_20_Text"><text:span text:style-name="T8"><text:tab/></text:span><text:tab/>CPUValue from = ctxt.threadState.CPU;</text:p>
      <text:p text:style-name="Preformatted_20_Text"><text:tab/><text:tab/>CPUValue to = self.getCPU();</text:p>
      <text:p text:style-name="Preformatted_20_Text"/>
      <text:p text:style-name="Preformatted_20_Text"><text:tab/><text:tab/>log "OpRequest -&gt; ...</text:p>
      <text:p text:style-name="Preformatted_20_Text"/>
      <text:p text:style-name="Preformatted_20_Text"><text:tab/><text:tab/>if (from != to)<text:tab/><text:tab/>// Remote CPU call</text:p>
      <text:p text:style-name="Preformatted_20_Text"><text:tab/><text:tab/>{</text:p>
      <text:p text:style-name="Preformatted_20_Text"><text:tab/> <text:s text:c="3"/><text:tab/><text:tab/>BUSValue bus = BUSClassDefinition.findBUS(from, to);</text:p>
      <text:p text:style-name="Preformatted_20_Text"/>
      <text:p text:style-name="Preformatted_20_Text"><text:tab/> <text:s text:c="3"/><text:tab/><text:tab/>if (isAsync)</text:p>
      <text:p text:style-name="Preformatted_20_Text"><text:tab/> <text:s text:c="3"/><text:tab/><text:tab/>{</text:p>
      <text:p text:style-name="Preformatted_20_Text"><text:s text:c="6"/><text:tab/> <text:s/><text:tab/><text:tab/>MessageRequest request = new MessageRequest(</text:p>
      <text:p text:style-name="Preformatted_20_Text"><text:s text:c="8"/><text:tab/><text:tab/><text:tab/><text:tab/>bus, from, to, self, this, argValues,</text:p>
      <text:p text:style-name="Preformatted_20_Text"><text:tab/><text:tab/><text:tab/><text:tab/><text:tab/>null, stepping);</text:p>
      <text:p text:style-name="Preformatted_20_Text"/>
      <text:p text:style-name="Preformatted_20_Text"><text:tab/> <text:s text:c="7"/><text:tab/><text:tab/>bus.transmit(request);</text:p>
      <text:p text:style-name="Preformatted_20_Text"><text:s text:c="6"/><text:tab/> <text:s/><text:tab/><text:tab/>return new VoidValue();</text:p>
      <text:p text:style-name="Preformatted_20_Text"><text:s text:c="4"/><text:tab/><text:tab/><text:tab/>}</text:p>
      <text:p text:style-name="Preformatted_20_Text"><text:s text:c="4"/><text:tab/><text:tab/><text:tab/>else</text:p>
      <text:p text:style-name="Preformatted_20_Text"><text:s text:c="4"/><text:tab/><text:tab/><text:tab/>{</text:p>
      <text:p text:style-name="P35"><text:tab/><text:tab/><text:tab/> <text:s text:c="7"/><text:tab/><text:tab/>Holder&lt;MessageResponse&gt; result = ...;</text:p>
      <text:p text:style-name="P35"/>
      <text:p text:style-name="Preformatted_20_Text"><text:tab/> <text:s text:c="7"/><text:tab/><text:tab/>MessageRequest request = new MessageRequest(</text:p>
      <text:p text:style-name="Preformatted_20_Text"><text:s text:c="6"/><text:tab/> <text:s/><text:tab/><text:tab/><text:tab/>bus, from, to, self, this, argValues,</text:p>
      <text:p text:style-name="Preformatted_20_Text"><text:tab/><text:tab/><text:tab/><text:tab/><text:tab/>result, stepping);</text:p>
      <text:p text:style-name="Preformatted_20_Text"/>
      <text:p text:style-name="Preformatted_20_Text"><text:tab/> <text:s text:c="7"/><text:tab/><text:tab/>bus.transmit(request);</text:p>
      <text:p text:style-name="Preformatted_20_Text"><text:s text:c="6"/><text:tab/> <text:s/><text:tab/><text:tab/>MessageResponse reply = result.get(from);</text:p>
      <text:p text:style-name="Preformatted_20_Text"><text:s text:c="8"/><text:tab/><text:tab/><text:tab/>return reply.getValue();</text:p>
      <text:p text:style-name="Preformatted_20_Text"><text:tab/> <text:s text:c="3"/><text:tab/><text:tab/>}</text:p>
      <text:p text:style-name="Preformatted_20_Text"><text:tab/><text:tab/>}</text:p>
      <text:p text:style-name="Preformatted_20_Text"><text:tab/><text:tab/>else</text:p>
      <text:p text:style-name="Preformatted_20_Text"><text:tab/><text:tab/>{</text:p>
      <text:p text:style-name="Preformatted_20_Text"><text:s text:c="4"/><text:tab/><text:tab/><text:tab/>MessageRequest request = new MessageRequest(</text:p>
      <text:p text:style-name="Preformatted_20_Text"><text:s text:c="4"/><text:tab/><text:tab/><text:tab/><text:tab/>null, from, to, self, this, argValues, null,</text:p>
      <text:p text:style-name="Preformatted_20_Text"><text:tab/><text:tab/><text:tab/><text:tab/>stepping);</text:p>
      <text:p text:style-name="Preformatted_20_Text"/>
      <text:p text:style-name="Preformatted_20_Text"><text:tab/> <text:s text:c="3"/><text:tab/><text:tab/>new AsyncThread(request).start();</text:p>
      <text:p text:style-name="Preformatted_20_Text"><text:s text:c="4"/><text:tab/><text:tab/><text:tab/>return new VoidValue();</text:p>
      <text:p text:style-name="Preformatted_20_Text"><text:tab/><text:tab/>}</text:p>
      <text:p text:style-name="Preformatted_20_Text"><text:tab/>}</text:p>
      <text:p text:style-name="Preformatted_20_Text"/>
      <text:p text:style-name="Preformatted_20_Text"/>
      <text:p text:style-name="Text_20_body">So we're asynchronous, which either means the call is local asynchronous (and we don't wait for a <text:soft-page-break/>reply), or we're talking to another CPU, so we send a message and either wait for a reply or not depending on whether the remote operation is "async". A MessageRequest contains enough information to dispatch the operation in an AsyncThread, either locally, or via a bus.</text:p>
      <text:p text:style-name="Text_20_body">If we're talking to another CPU, the BUSClassDefinition is used to lookup the right bus to use for the two CPUs concerned (error handling is not shown). A MessageRequest is then sent to the bus' transmit method, which will spawn a new thread on the target CPU, having moved time by an appropriate amount based on the size of the message and the capacity of the bus. If the remote call is synchronous, we wait for a reply which is sent back via the same bus, and "arrives" in the reply value. A Holder&lt;T&gt; is something which can be updated and signalled using a ControlQueue (borrowed from MASCOT, a Holder is really a pool in MASCOT terms). A ControlQueue manages a list of CPU/thread waiters, and when it needs to block the waiter it calls the CPU's yield method, as described above.</text:p>
      <text:p text:style-name="Text_20_body">The transmit method of a bus also uses ControlQueues:</text:p>
      <text:p text:style-name="Text_20_body"/>
      <text:p text:style-name="Preformatted_20_Text"><text:tab/>public void transmit(MessageRequest request)</text:p>
      <text:p text:style-name="Preformatted_20_Text"><text:tab/>{</text:p>
      <text:p text:style-name="Preformatted_20_Text"><text:tab/><text:tab/>cq.join(request.from);</text:p>
      <text:p text:style-name="Preformatted_20_Text"/>
      <text:p text:style-name="Preformatted_20_Text"><text:tab/><text:tab/>log "MessageRequest -&gt; ...</text:p>
      <text:p text:style-name="Preformatted_20_Text"><text:tab/><text:tab/>log "MessageActivate -&gt; ...</text:p>
      <text:p text:style-name="Preformatted_20_Text"/>
      <text:p text:style-name="Preformatted_20_Text"><text:tab/><text:tab/>if (request.bus.busNumber &gt; 0)</text:p>
      <text:p text:style-name="Preformatted_20_Text"><text:tab/><text:tab/>{</text:p>
      <text:p text:style-name="Preformatted_20_Text"><text:tab/><text:tab/><text:tab/>long pause = how long to wait</text:p>
      <text:p text:style-name="Preformatted_20_Text"><text:tab/><text:tab/><text:tab/>request.from.duration(pause);</text:p>
      <text:p text:style-name="Preformatted_20_Text"><text:tab/><text:tab/>}</text:p>
      <text:p text:style-name="Preformatted_20_Text"/>
      <text:p text:style-name="Preformatted_20_Text"><text:tab/><text:tab/>log "MessageCompleted -&gt; ...</text:p>
      <text:p text:style-name="Preformatted_20_Text"/>
      <text:p text:style-name="Preformatted_20_Text"><text:tab/><text:tab/>AsyncThread thread = new AsyncThread(request);</text:p>
      <text:p text:style-name="Preformatted_20_Text"><text:tab/><text:tab/>thread.start();</text:p>
      <text:p text:style-name="Preformatted_20_Text"/>
      <text:p text:style-name="Preformatted_20_Text"><text:tab/><text:tab/>cq.leave();</text:p>
      <text:p text:style-name="Preformatted_20_Text"><text:tab/>}</text:p>
      <text:p text:style-name="Preformatted_20_Text"/>
      <text:p text:style-name="Preformatted_20_Text"/>
      <text:p text:style-name="Text_20_body">Notice that the control queue keeps everyone else off the bus in question until the transfer has completed. There is also a duration call made (on the source CPU) between the activation and the completion. The end of the process creates a new AsyncThread, passing the request which has the operation and argument values to use.</text:p>
      <text:p text:style-name="Text_20_body">The new AsyncThread executes its run method when Java schedules it. This is simplified as follows:</text:p>
      <text:p text:style-name="Text_20_body"/>
      <text:p text:style-name="Preformatted_20_Text">void run()</text:p>
      <text:p text:style-name="Preformatted_20_Text">{</text:p>
      <text:p text:style-name="Preformatted_20_Text"><text:tab/>cpu.startThread();<text:tab/>// Wait for swap in</text:p>
      <text:p text:style-name="Preformatted_20_Text"/>
      <text:p text:style-name="Preformatted_20_Text"><text:tab/>if (periodic)</text:p>
      <text:p text:style-name="Preformatted_20_Text"><text:tab/>{</text:p>
      <text:p text:style-name="Preformatted_20_Text"><text:tab/><text:tab/>if (first)</text:p>
      <text:p text:style-name="Preformatted_20_Text"><text:s text:c="4"/><text:tab/><text:tab/>{</text:p>
      <text:p text:style-name="Preformatted_20_Text"><text:s text:c="4"/><text:tab/><text:tab/><text:tab/>if (offset &gt; 0 || jitter &gt; 0)</text:p>
      <text:p text:style-name="Preformatted_20_Text"><text:s text:c="3"/><text:tab/><text:tab/><text:tab/>{</text:p>
      <text:p text:style-name="Preformatted_20_Text"><text:s text:c="4"/><text:tab/><text:tab/><text:tab/><text:tab/>long noise = random within jitter;</text:p>
      <text:p text:style-name="Preformatted_20_Text"><text:s text:c="4"/><text:tab/><text:tab/><text:tab/><text:tab/>cpu.duration(offset + noise);</text:p>
      <text:p text:style-name="Preformatted_20_Text"><text:s text:c="3"/><text:tab/><text:tab/><text:tab/>}</text:p>
      <text:p text:style-name="Preformatted_20_Text"><text:s text:c="4"/><text:tab/><text:tab/>}</text:p>
      <text:p text:style-name="Preformatted_20_Text"><text:s text:c="4"/><text:tab/><text:tab/>else</text:p>
      <text:p text:style-name="Preformatted_20_Text"><text:s text:c="4"/><text:tab/><text:tab/>{</text:p>
      <text:p text:style-name="Preformatted_20_Text"><text:s text:c="4"/><text:tab/><text:tab/><text:tab/>cpu.waitUntil(expected);</text:p>
      <text:p text:style-name="Preformatted_20_Text"><text:s text:c="4"/><text:tab/><text:tab/>}</text:p>
      <text:p text:style-name="Preformatted_20_Text"><text:s text:c="4"/><text:tab/><text:tab/></text:p>
      <text:p text:style-name="Preformatted_20_Text"><text:soft-page-break/></text:p>
      <text:p text:style-name="Preformatted_20_Text"><text:s text:c="4"/><text:tab/><text:tab/>new AsyncThread(</text:p>
      <text:p text:style-name="Preformatted_20_Text"><text:s text:c="4"/><text:tab/><text:tab/><text:tab/>self, operation, new ValueList(), period, jitter,</text:p>
      <text:p text:style-name="Preformatted_20_Text"><text:tab/><text:tab/><text:tab/>delay, offset, nextTime(), false).start();</text:p>
      <text:p text:style-name="Preformatted_20_Text"><text:s text:c="4"/><text:tab/>}</text:p>
      <text:p text:style-name="Preformatted_20_Text"/>
      <text:p text:style-name="Preformatted_20_Text"><text:s text:c="4"/><text:tab/>try</text:p>
      <text:p text:style-name="Preformatted_20_Text"><text:s text:c="4"/><text:tab/>{</text:p>
      <text:p text:style-name="Preformatted_20_Text"><text:s text:c="6"/><text:tab/>Context ctxt = new ObjectContext...</text:p>
      <text:p text:style-name="Preformatted_20_Text"><text:s text:c="6"/><text:tab/>Value rv = operation.localEval(args, ctxt);</text:p>
      <text:p text:style-name="Preformatted_20_Text"><text:s text:c="5"/><text:tab/><text:tab/>response = new MessageResponse(rv, reques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sponse = new MessageResponse(e, request);</text:p>
      <text:p text:style-name="Preformatted_20_Text"><text:s text:c="4"/><text:tab/>}</text:p>
      <text:p text:style-name="Preformatted_20_Text"/>
      <text:p text:style-name="Preformatted_20_Text"><text:s/><text:tab/>if (request.replyTo != null)</text:p>
      <text:p text:style-name="Preformatted_20_Text"><text:s text:c="3"/><text:tab/>{</text:p>
      <text:p text:style-name="Preformatted_20_Text"><text:s text:c="4"/><text:tab/><text:tab/>request.bus.reply(response);</text:p>
      <text:p text:style-name="Preformatted_20_Text"><text:s text:c="4"/><text:tab/>}</text:p>
      <text:p text:style-name="Preformatted_20_Text"/>
      <text:p text:style-name="Preformatted_20_Text"><text:s text:c="4"/><text:tab/>cpu.removeThread();<text:tab/>// Log the destruction of the thread</text:p>
      <text:p text:style-name="Preformatted_20_Text">}</text:p>
      <text:p text:style-name="Preformatted_20_Text"/>
      <text:p text:style-name="Preformatted_20_Text"/>
      <text:p text:style-name="Text_20_body">The CPU cannot actually start running the thread (in VDM terms) until it is scheduled, so the first thing that a new thread does is call the CPU startThread method. This logs the thread creation, and arranges for it to be scheduled (it yields until it is scheduled). Then, if this is a periodic thread, we have to arrange for the thread at the <text:span text:style-name="T3">next period</text:span> to be created – this is so that the new thread will run on time, even if we have not finished doing what we do. <text:s/>If this is the first time we've run, we calculate when we start, based on the offset and jitter passed, otherwise we wait until the expected time passed. Initially, the expected time will be "now", but the expected value passed to the second and all subsequent periodics is calculated by nextTime() which accounts for the period, jitter and delays. After <text:s/>the next thread has been created, we can proceed with the execution of the current thread's operation.</text:p>
      <text:p text:style-name="Text_20_body">Execution of the operation is very normal. An ObjectContext is created, linked to the global root, the operations localEval method is called (we know it is local this time), and a MessageResponse is created from the result. If a replyTo value is passed (a Holder&lt;MessageResponse&gt;), the response should be sent back to the caller. This is done via the same bus as the request, using the reply method. Then the thread dies, so it is removed from the CPU, which logs the destruction.</text:p>
      <text:p text:style-name="Text_20_body">The reply method of the bus is similar in principle to the transmit method, as follows:</text:p>
      <text:p text:style-name="Preformatted_20_Text"/>
      <text:p text:style-name="Preformatted_20_Text"><text:tab/>public void reply(MessageResponse response)</text:p>
      <text:p text:style-name="Preformatted_20_Text"><text:tab/>{</text:p>
      <text:p text:style-name="Preformatted_20_Text"><text:tab/><text:tab/>cq.join(response.from);</text:p>
      <text:p text:style-name="Preformatted_20_Text"/>
      <text:p text:style-name="Preformatted_20_Text"><text:tab/><text:tab/>log "ReplyRequest -&gt; ...</text:p>
      <text:p text:style-name="Preformatted_20_Text"><text:tab/><text:tab/>log "MessageActivate -&gt; ...</text:p>
      <text:p text:style-name="Preformatted_20_Text"/>
      <text:p text:style-name="Preformatted_20_Text"><text:tab/><text:tab/>if (response.bus.busNumber &gt; 0)</text:p>
      <text:p text:style-name="Preformatted_20_Text"><text:tab/><text:tab/>{</text:p>
      <text:p text:style-name="Preformatted_20_Text"><text:tab/><text:tab/><text:tab/>long pause = how long to wait</text:p>
      <text:p text:style-name="Preformatted_20_Text"><text:tab/><text:tab/><text:tab/>response.from.duration(pause);</text:p>
      <text:p text:style-name="Preformatted_20_Text"><text:tab/><text:tab/>}</text:p>
      <text:p text:style-name="Preformatted_20_Text"/>
      <text:p text:style-name="Preformatted_20_Text"><text:tab/><text:tab/>log "MessageCompleted -&gt; ...</text:p>
      <text:p text:style-name="Preformatted_20_Text"/>
      <text:p text:style-name="Preformatted_20_Text"><text:tab/><text:tab/>response.replyTo.set(response);</text:p>
      <text:p text:style-name="Preformatted_20_Text"/>
      <text:p text:style-name="Preformatted_20_Text"><text:tab/><text:tab/>cq.leave();</text:p>
      <text:p text:style-name="Preformatted_20_Text"><text:tab/>}</text:p>
      <text:p text:style-name="Preformatted_20_Text"/>
      <text:p text:style-name="Preformatted_20_Text"/>
      <text:p text:style-name="Text_20_body"><text:soft-page-break/>Note that the "delivery" of the response is the call to the set method of the replyTo holder. This will wake up the thread that is waiting for the response in the requesting CPU, by sending a "stim" signal through the ControlQueue within the holder. Once again, the bus is protected by its own ControlQueue to prevent it being used for other messages while the reply is in trans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7">12/01/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0.8</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49</text:page-number> of <text:page-count style:num-format="1">49</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2/01/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11</meta:editing-cycles>
    <meta:editing-duration>PT38H55M47S</meta:editing-duration>
    <dc:date>2010-01-12T15:59:09.09</dc:date>
    <meta:keyword>VDMJ</meta:keyword>
    <dc:subject>VDMJ</dc:subject>
    <dc:creator>Nick Battle</dc:creator>
    <meta:document-statistic meta:table-count="36" meta:image-count="0" meta:object-count="0" meta:page-count="49" meta:paragraph-count="1415" meta:word-count="22334" meta:character-count="141860"/>
    <meta:user-defined meta:name="Info 1">0.8</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